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licar el ejercicio anterior usando Moose para definición de clases</text:p>
      <text:p text:style-name="Standard"/>
      <text:p text:style-name="Standard">https://github.com/renatolrr/EjerciciosPerlAvanzado </text:p>
      <text:p text:style-name="Standard"/>
      <text:p text:style-name="Standard"><text:bookmark text:name="565c4ff574b0382734e25c608bde38ff-c061d6f23bf30016f6d7a274bce9a1fbf90e79da"/>/PDO/Ejercicio_1_b.pl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3-11-21T06:42:03</meta:creation-date>
    <dc:date>2013-11-21T06:47:59</dc:date>
    <dc:creator>renato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" meta:word-count="12" meta:character-count="142" meta:non-whitespace-character-count="132"/>
  </office:meta>
</office:document-meta>
</file>